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1 Sheet1.A2:Sheet1.A129 Sheet1.B1:Sheet1.B1 Sheet1.B2:Sheet1.B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ride_cachelines</text:p>
          </table:table-cell>
          <table:table-cell office:value-type="string" calcext:value-type="string">
            <text:p>gigabytes_per_seco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.454315" calcext:value-type="float">
            <text:p>282.454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.303497" calcext:value-type="float">
            <text:p>282.303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3.074493" calcext:value-type="float">
            <text:p>283.074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.988205" calcext:value-type="float">
            <text:p>147.988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.333008" calcext:value-type="float">
            <text:p>282.333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.46286" calcext:value-type="float">
            <text:p>282.46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2.347198" calcext:value-type="float">
            <text:p>282.347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.424606" calcext:value-type="float">
            <text:p>146.424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.464233" calcext:value-type="float">
            <text:p>282.464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2.442871" calcext:value-type="float">
            <text:p>282.4428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6.402069" calcext:value-type="float">
            <text:p>276.4020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.546906" calcext:value-type="float">
            <text:p>146.546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.461761" calcext:value-type="float">
            <text:p>282.461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2.37674" calcext:value-type="float">
            <text:p>282.376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.413666" calcext:value-type="float">
            <text:p>282.413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.368073" calcext:value-type="float">
            <text:p>144.368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5.277039" calcext:value-type="float">
            <text:p>275.2770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.391937" calcext:value-type="float">
            <text:p>282.3919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3.123322" calcext:value-type="float">
            <text:p>283.123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.429855" calcext:value-type="float">
            <text:p>145.4298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2.845734" calcext:value-type="float">
            <text:p>282.845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.259064" calcext:value-type="float">
            <text:p>283.259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3.049133" calcext:value-type="float">
            <text:p>283.049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.517899" calcext:value-type="float">
            <text:p>144.5178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7.755707" calcext:value-type="float">
            <text:p>277.7557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.107147" calcext:value-type="float">
            <text:p>275.1071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8.799805" calcext:value-type="float">
            <text:p>258.7998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374298" calcext:value-type="float">
            <text:p>141.37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7.038315" calcext:value-type="float">
            <text:p>227.038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.664169" calcext:value-type="float">
            <text:p>219.6641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6.337051" calcext:value-type="float">
            <text:p>216.337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.376801" calcext:value-type="float">
            <text:p>135.3768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5.669678" calcext:value-type="float">
            <text:p>205.6696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3.193039" calcext:value-type="float">
            <text:p>203.1930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.693069" calcext:value-type="float">
            <text:p>200.6930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6.642899" calcext:value-type="float">
            <text:p>136.6428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7.849045" calcext:value-type="float">
            <text:p>197.8490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6.612473" calcext:value-type="float">
            <text:p>196.6124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5.520035" calcext:value-type="float">
            <text:p>195.5200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.499771" calcext:value-type="float">
            <text:p>132.4997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.628891" calcext:value-type="float">
            <text:p>193.6288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3.113419" calcext:value-type="float">
            <text:p>193.1134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3.372269" calcext:value-type="float">
            <text:p>193.3722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.026428" calcext:value-type="float">
            <text:p>132.0264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3.757721" calcext:value-type="float">
            <text:p>193.757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1.371567" calcext:value-type="float">
            <text:p>191.3715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0.937897" calcext:value-type="float">
            <text:p>190.9378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.493446" calcext:value-type="float">
            <text:p>127.4934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.037354" calcext:value-type="float">
            <text:p>190.037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9.708771" calcext:value-type="float">
            <text:p>189.7087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9.559509" calcext:value-type="float">
            <text:p>189.5595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.536469" calcext:value-type="float">
            <text:p>129.5364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8.485535" calcext:value-type="float">
            <text:p>188.4855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8.09903" calcext:value-type="float">
            <text:p>188.09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9.58078" calcext:value-type="float">
            <text:p>189.580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.192215" calcext:value-type="float">
            <text:p>127.1922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7.079651" calcext:value-type="float">
            <text:p>187.0796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6.644287" calcext:value-type="float">
            <text:p>186.6442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.546951" calcext:value-type="float">
            <text:p>186.5469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.095795" calcext:value-type="float">
            <text:p>127.0957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.463181" calcext:value-type="float">
            <text:p>185.463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5.137939" calcext:value-type="float">
            <text:p>185.1379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4.674088" calcext:value-type="float">
            <text:p>184.6740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.851746" calcext:value-type="float">
            <text:p>112.851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5.756454" calcext:value-type="float">
            <text:p>185.7564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.45311" calcext:value-type="float">
            <text:p>184.453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9.586182" calcext:value-type="float">
            <text:p>189.5861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.606308" calcext:value-type="float">
            <text:p>128.6063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4.448959" calcext:value-type="float">
            <text:p>184.4489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6.539581" calcext:value-type="float">
            <text:p>186.5395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4.424591" calcext:value-type="float">
            <text:p>184.4245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7.230263" calcext:value-type="float">
            <text:p>127.2302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4.519119" calcext:value-type="float">
            <text:p>184.5191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.517181" calcext:value-type="float">
            <text:p>184.5171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4.58107" calcext:value-type="float">
            <text:p>184.58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.806641" calcext:value-type="float">
            <text:p>128.8066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6.426285" calcext:value-type="float">
            <text:p>186.426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5.028015" calcext:value-type="float">
            <text:p>185.0280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.620026" calcext:value-type="float">
            <text:p>187.620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.376442" calcext:value-type="float">
            <text:p>126.3764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4.669678" calcext:value-type="float">
            <text:p>184.6696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4.753174" calcext:value-type="float">
            <text:p>184.7531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4.758896" calcext:value-type="float">
            <text:p>184.7588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.73835" calcext:value-type="float">
            <text:p>126.738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4.692139" calcext:value-type="float">
            <text:p>184.692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7.499908" calcext:value-type="float">
            <text:p>187.4999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6.443863" calcext:value-type="float">
            <text:p>186.4438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.176483" calcext:value-type="float">
            <text:p>128.1764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.119751" calcext:value-type="float">
            <text:p>186.1197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.755463" calcext:value-type="float">
            <text:p>184.7554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4.792664" calcext:value-type="float">
            <text:p>184.792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7.792839" calcext:value-type="float">
            <text:p>127.7928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.300598" calcext:value-type="float">
            <text:p>190.3005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4.831345" calcext:value-type="float">
            <text:p>184.8313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4.935898" calcext:value-type="float">
            <text:p>184.9358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112984" calcext:value-type="float">
            <text:p>121.112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6.656586" calcext:value-type="float">
            <text:p>186.6565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3.635437" calcext:value-type="float">
            <text:p>183.6354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6.408646" calcext:value-type="float">
            <text:p>186.408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.838905" calcext:value-type="float">
            <text:p>126.8389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.8638" calcext:value-type="float">
            <text:p>184.86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4.831482" calcext:value-type="float">
            <text:p>184.831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4.934982" calcext:value-type="float">
            <text:p>184.9349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6.221008" calcext:value-type="float">
            <text:p>126.2210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4.936188" calcext:value-type="float">
            <text:p>184.9361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4.941956" calcext:value-type="float">
            <text:p>184.9419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.968796" calcext:value-type="float">
            <text:p>184.9687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6.879318" calcext:value-type="float">
            <text:p>126.8793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4.918945" calcext:value-type="float">
            <text:p>184.918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4.969925" calcext:value-type="float">
            <text:p>184.9699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.948273" calcext:value-type="float">
            <text:p>184.9482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4.561195" calcext:value-type="float">
            <text:p>124.5611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4.974075" calcext:value-type="float">
            <text:p>184.9740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9.424484" calcext:value-type="float">
            <text:p>189.4244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4.967346" calcext:value-type="float">
            <text:p>184.9673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.884933" calcext:value-type="float">
            <text:p>126.8849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5.035934" calcext:value-type="float">
            <text:p>185.0359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4.929565" calcext:value-type="float">
            <text:p>184.9295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4.786728" calcext:value-type="float">
            <text:p>184.786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.242691" calcext:value-type="float">
            <text:p>126.2426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4.651138" calcext:value-type="float">
            <text:p>184.6511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4.728378" calcext:value-type="float">
            <text:p>184.7283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6.376556" calcext:value-type="float">
            <text:p>186.3765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6.932686" calcext:value-type="float">
            <text:p>126.9326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4.892593" calcext:value-type="float">
            <text:p>184.8925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4.876038" calcext:value-type="float">
            <text:p>184.8760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6.120728" calcext:value-type="float">
            <text:p>186.120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.528778" calcext:value-type="float">
            <text:p>110.528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1:01:25.213652129</meta:creation-date>
    <dc:date>2024-05-09T21:05:49.942594629</dc:date>
    <meta:editing-duration>PT4M25S</meta:editing-duration>
    <meta:editing-cycles>1</meta:editing-cycles>
    <meta:generator>LibreOffice/7.3.7.2$Linux_X86_64 LibreOffice_project/30$Build-2</meta:generator>
    <meta:document-statistic meta:table-count="1" meta:cell-count="2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Cache Set Eviction</text:p>
        </chart:title>
        <chart:plot-area chart:style-name="ch3" table:cell-range-address="Sheet1.A1:Sheet1.B129" chart:data-source-has-labels="row" svg:x="1.321cm" svg:y="1.301cm" svg:width="14.359cm" svg:height="6.548cm">
          <chart:coordinate-region svg:x="2.144cm" svg:y="1.504cm" svg:width="13.248cm" svg:height="5.692cm"/>
          <chart:axis chart:dimension="x" chart:name="primary-x" chart:style-name="ch4">
            <chart:title svg:x="7.025cm" svg:y="8.029cm" chart:style-name="ch5">
              <text:p>Stride (Cache Lines)</text:p>
            </chart:title>
            <chart:grid chart:style-name="ch6" chart:class="major"/>
          </chart:axis>
          <chart:axis chart:dimension="y" chart:name="primary-y" chart:style-name="ch7">
            <chart:title svg:x="0.451cm" svg:y="6.273cm" chart:style-name="ch8">
              <text:p>Read Throughput (gb/s)</text:p>
            </chart:title>
            <chart:grid chart:style-name="ch6" chart:class="major"/>
          </chart:axis>
          <chart:series chart:style-name="ch9" chart:values-cell-range-address="Sheet1.B2:Sheet1.B129" chart:label-cell-address="Sheet1.B1:Sheet1.B1" chart:class="chart:scatter">
            <chart:domain table:cell-range-address="Sheet1.A2:Sheet1.A129"/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igabytes_per_secon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9</svg:desc>
                </draw:g>
              </table:table-cell>
              <table:table-cell office:value-type="float" office:value="282.454315">
                <text:p>282.454315</text:p>
                <draw:g>
                  <svg:desc>Sheet1.B2:Sheet1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2.303497">
                <text:p>282.30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3.074493">
                <text:p>283.074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7.988205">
                <text:p>147.98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2.333008">
                <text:p>282.333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2.46286">
                <text:p>282.46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2.347198">
                <text:p>282.347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6.424606">
                <text:p>146.424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2.464233">
                <text:p>282.464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2.442871">
                <text:p>282.442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6.402069">
                <text:p>276.402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6.546906">
                <text:p>146.546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2.461761">
                <text:p>282.461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2.37674">
                <text:p>282.37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2.413666">
                <text:p>282.413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4.368073">
                <text:p>144.368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5.277039">
                <text:p>275.277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2.391937">
                <text:p>282.391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3.123322">
                <text:p>283.123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5.429855">
                <text:p>145.42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2.845734">
                <text:p>282.8457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3.259064">
                <text:p>283.259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3.049133">
                <text:p>283.049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4.517899">
                <text:p>144.517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7.755707">
                <text:p>277.755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5.107147">
                <text:p>275.107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8.799805">
                <text:p>258.799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1.374298">
                <text:p>141.374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7.038315">
                <text:p>227.038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9.664169">
                <text:p>219.664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6.337051">
                <text:p>216.337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5.376801">
                <text:p>135.376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5.669678">
                <text:p>205.669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3.193039">
                <text:p>203.193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0.693069">
                <text:p>200.693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6.642899">
                <text:p>136.642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7.849045">
                <text:p>197.849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6.612473">
                <text:p>196.612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5.520035">
                <text:p>195.520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2.499771">
                <text:p>132.499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3.628891">
                <text:p>193.628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3.113419">
                <text:p>193.113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3.372269">
                <text:p>193.372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2.026428">
                <text:p>132.0264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3.757721">
                <text:p>193.757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1.371567">
                <text:p>191.3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0.937897">
                <text:p>190.937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7.493446">
                <text:p>127.493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0.037354">
                <text:p>190.037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9.708771">
                <text:p>189.708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9.559509">
                <text:p>189.559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9.536469">
                <text:p>129.536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8.485535">
                <text:p>188.485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8.09903">
                <text:p>188.09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9.58078">
                <text:p>189.58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7.192215">
                <text:p>127.192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7.079651">
                <text:p>187.079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6.644287">
                <text:p>186.644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6.546951">
                <text:p>186.546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7.095795">
                <text:p>127.095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5.463181">
                <text:p>185.463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5.137939">
                <text:p>185.137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4.674088">
                <text:p>184.674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2.851746">
                <text:p>112.851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5.756454">
                <text:p>185.756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4.45311">
                <text:p>184.45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9.586182">
                <text:p>189.586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8.606308">
                <text:p>128.606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4.448959">
                <text:p>184.448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6.539581">
                <text:p>186.539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4.424591">
                <text:p>184.424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7.230263">
                <text:p>127.230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4.519119">
                <text:p>184.519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4.517181">
                <text:p>184.517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4.58107">
                <text:p>184.58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8.806641">
                <text:p>128.806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6.426285">
                <text:p>186.426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5.028015">
                <text:p>185.028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7.620026">
                <text:p>187.620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6.376442">
                <text:p>126.3764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4.669678">
                <text:p>184.6696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4.753174">
                <text:p>184.7531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4.758896">
                <text:p>184.758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6.73835">
                <text:p>126.73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4.692139">
                <text:p>184.692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7.499908">
                <text:p>187.49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6.443863">
                <text:p>186.443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8.176483">
                <text:p>128.176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6.119751">
                <text:p>186.119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4.755463">
                <text:p>184.755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4.792664">
                <text:p>184.79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7.792839">
                <text:p>127.792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0.300598">
                <text:p>190.300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4.831345">
                <text:p>184.831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4.935898">
                <text:p>184.935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1.112984">
                <text:p>121.112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6.656586">
                <text:p>186.656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3.635437">
                <text:p>183.635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6.408646">
                <text:p>186.408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6.838905">
                <text:p>126.838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84.8638">
                <text:p>184.8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84.831482">
                <text:p>184.8314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4.934982">
                <text:p>184.934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6.221008">
                <text:p>126.221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84.936188">
                <text:p>184.936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4.941956">
                <text:p>184.941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84.968796">
                <text:p>184.968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6.879318">
                <text:p>126.879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84.918945">
                <text:p>184.918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4.969925">
                <text:p>184.969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4.948273">
                <text:p>184.948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4.561195">
                <text:p>124.561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4.974075">
                <text:p>184.9740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89.424484">
                <text:p>189.424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4.967346">
                <text:p>184.967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6.884933">
                <text:p>126.884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85.035934">
                <text:p>185.0359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84.929565">
                <text:p>184.929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84.786728">
                <text:p>184.786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6.242691">
                <text:p>126.242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84.651138">
                <text:p>184.651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84.728378">
                <text:p>184.728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86.376556">
                <text:p>186.376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6.932686">
                <text:p>126.932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84.892593">
                <text:p>184.8925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84.876038">
                <text:p>184.876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86.120728">
                <text:p>186.1207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0.528778">
                <text:p>110.52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